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8fe9" officeooo:paragraph-rsid="00088fe9"/>
    </style:style>
    <style:style style:name="P2" style:family="paragraph" style:parent-style-name="Standard">
      <style:text-properties officeooo:rsid="000a744e" officeooo:paragraph-rsid="000a744e"/>
    </style:style>
    <style:style style:name="P3" style:family="paragraph" style:parent-style-name="Standard">
      <style:text-properties fo:font-weight="bold" officeooo:rsid="00088fe9" officeooo:paragraph-rsid="00088fe9" style:font-weight-asian="bold" style:font-weight-complex="bold"/>
    </style:style>
    <style:style style:name="T1" style:family="text">
      <style:text-properties officeooo:rsid="000a04e1"/>
    </style:style>
    <style:style style:name="T2" style:family="text">
      <style:text-properties officeooo:rsid="000a744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04e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unkcje i ich zadania wg wymagań ze strony „journey”</text:p>
      <text:p text:style-name="P1">Opis działania funkcji :</text:p>
      <text:p text:style-name="P1">-<text:span text:style-name="T3"> init_board</text:span></text:p>
      <text:p text:style-name="P1"><text:tab/>inicjuje pustą tablicę board a potem wypełnia ją znakiem ”.”</text:p>
      <text:p text:style-name="P1">- <text:span text:style-name="T3">get_move</text:span></text:p>
      <text:p text:style-name="P1"><text:tab/>pobiera współrzędne do postawienia znaku. Znak x lub o „ukryty jest w zmiennej player,jej zmiana jest przeprowadzana w funkcji tictactoe która odpowiada za logikę gry. Do adresowania naszej tablicy gry używamy współrzędnych row i col. Użytkownik podaje współrzędne w formacie „litera_cyfra” np. a2. Poprawne litery to a,b,c i liczba 1,2,3. Zapisujemy do input user. Najpierw sprawdzamy czy użytkownik nie wpisał „quit” wtedy wychodzimy z gry,potem czy użytkownika podał dwa znaki. Dalej sprawdzamy czy wpisał dozwolone współrzędne i na koniec czy pole nie jest zajęte przez inny znak. Następnie zmieniamy podane przez użytkownika dane na „czysty” adres naszej tablicy np. a2 to 02. Na koniec zwracamy współrzędne row i col</text:p>
      <text:p text:style-name="P1">- <text:span text:style-name="T3">mark</text:span></text:p>
      <text:p text:style-name="P1"><text:tab/>wstawia znak (player) do naszej tablicy na podane współrzędne row i col</text:p>
      <text:p text:style-name="P3">- has_won</text:p>
      <text:p text:style-name="P1"><text:tab/>sprawdza czy na której linii są trzy jednakowe znaki. Zaczyna <text:span text:style-name="T1">poziomo potem pionowo i na koniec skosy. Jeśli w którymś są trzy znaki zwraca True</text:span></text:p>
      <text:p text:style-name="P3">- <text:span text:style-name="T1">is_full</text:span></text:p>
      <text:p text:style-name="P1"><text:tab/><text:span text:style-name="T1">sprawdza czy wszystkie pola mają znaki x lub o. Twoja wersja dużo lepsza, sprawdza czy są ”.”</text:span></text:p>
      <text:p text:style-name="P1">-<text:span text:style-name="T3"> </text:span><text:span text:style-name="T4">tictactoe</text:span></text:p>
      <text:p text:style-name="P1"><text:tab/><text:span text:style-name="T1">odpowiedzialna za logikę (przebieg) gry.</text:span></text:p>
      <text:p text:style-name="P1"><text:tab/><text:span text:style-name="T1">Inicjuje pusta tablicę</text:span></text:p>
      <text:p text:style-name="P1"><text:tab/><text:span text:style-name="T1">Wyświetla pustą tablicę</text:span></text:p>
      <text:p text:style-name="P1"><text:tab/><text:span text:style-name="T1">Ustawia pierwszego gracza x</text:span></text:p>
      <text:p text:style-name="P1"><text:tab/><text:span text:style-name="T1">user_count to taki wskaźnik gracza, nieparzysty to gracz x,parzysty to gracz o. zmienna zwiększana o 1 po każdej kolejce.</text:span></text:p>
      <text:p text:style-name="P1"><text:tab/><text:span text:style-name="T1">Dopóki nikt nie wygra i tablica nie jest pełna sprawdzamy parzystość gracza i pobieramy współrzędne na których ma stanąć znak</text:span></text:p>
      <text:p text:style-name="P1"><text:tab/><text:span text:style-name="T1">zaznaczamy na tablicy znak</text:span></text:p>
      <text:p text:style-name="P1"><text:tab/><text:span text:style-name="T1">wyświetlamy aktualny stan tablicy</text:span></text:p>
      <text:p text:style-name="P1"><text:tab/><text:span text:style-name="T1">wyświetlamy wynik gry, user_count po wyjściu z pętli</text:span></text:p>
      <text:p text:style-name="P1">-<text:span text:style-name="T3"> </text:span><text:span text:style-name="T4">get_ai_move</text:span></text:p>
      <text:p text:style-name="P1"><text:tab/><text:span text:style-name="T1">generuje </text:span><text:span text:style-name="T2">losowy ruch komputera,sprawdza tylko czy proponowana współrzędna jest pusta, nie ma jeszcze w tym żadnej taktyki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21:47:22.362048069</meta:creation-date>
    <dc:date>2020-11-02T22:14:16.833620625</dc:date>
    <meta:editing-duration>PT4M54S</meta:editing-duration>
    <meta:editing-cycles>1</meta:editing-cycles>
    <meta:document-statistic meta:table-count="0" meta:image-count="0" meta:object-count="0" meta:page-count="1" meta:paragraph-count="24" meta:word-count="287" meta:character-count="1842" meta:non-whitespace-character-count="1564"/>
    <meta:generator>LibreOffice/6.4.6.2$Linux_X86_64 LibreOffice_project/40$Build-2</meta:generator>
  </office:meta>
</office:document-meta>
</file>